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0"/>
    <style:style style:name="P5" style:family="paragraph" style:parent-style-name="Text_20_body" style:list-style-name="L11"/>
    <style:style style:name="P6" style:family="paragraph" style:parent-style-name="Text_20_body" style:list-style-name="L12"/>
    <style:style style:name="P7" style:family="paragraph" style:parent-style-name="Text_20_body" style:list-style-name="L13"/>
    <style:style style:name="P8" style:family="paragraph" style:parent-style-name="Text_20_body" style:list-style-name="L13">
      <style:paragraph-properties fo:margin-top="0cm" fo:margin-bottom="0cm" style:contextual-spacing="false"/>
    </style:style>
    <style:style style:name="P9" style:family="paragraph" style:parent-style-name="Text_20_body" style:list-style-name="L14"/>
    <style:style style:name="P10" style:family="paragraph" style:parent-style-name="Text_20_body" style:list-style-name="L14">
      <style:paragraph-properties fo:margin-top="0cm" fo:margin-bottom="0cm" style:contextual-spacing="false"/>
    </style:style>
    <style:style style:name="P11" style:family="paragraph" style:parent-style-name="Text_20_body" style:list-style-name="L15"/>
    <style:style style:name="P12" style:family="paragraph" style:parent-style-name="Text_20_body" style:list-style-name="L15">
      <style:paragraph-properties fo:margin-top="0cm" fo:margin-bottom="0cm" style:contextual-spacing="false"/>
    </style:style>
    <style:style style:name="P13" style:family="paragraph" style:parent-style-name="Text_20_body" style:list-style-name="L16"/>
    <style:style style:name="P14" style:family="paragraph" style:parent-style-name="Text_20_body" style:list-style-name="L16">
      <style:paragraph-properties fo:margin-top="0cm" fo:margin-bottom="0cm" style:contextual-spacing="false"/>
    </style:style>
    <style:style style:name="P15" style:family="paragraph" style:parent-style-name="Text_20_body" style:list-style-name="L17"/>
    <style:style style:name="P16" style:family="paragraph" style:parent-style-name="Text_20_body" style:list-style-name="L17">
      <style:paragraph-properties fo:margin-top="0cm" fo:margin-bottom="0cm" style:contextual-spacing="false"/>
    </style:style>
    <style:style style:name="P17" style:family="paragraph" style:parent-style-name="Text_20_body" style:list-style-name="L18"/>
    <style:style style:name="P18" style:family="paragraph" style:parent-style-name="Text_20_body" style:list-style-name="L19"/>
    <style:style style:name="P19" style:family="paragraph" style:parent-style-name="Text_20_body" style:list-style-name="L19">
      <style:paragraph-properties fo:margin-top="0cm" fo:margin-bottom="0cm" style:contextual-spacing="false"/>
    </style:style>
    <style:style style:name="P20" style:family="paragraph" style:parent-style-name="Text_20_body" style:list-style-name="L20"/>
    <style:style style:name="P21" style:family="paragraph" style:parent-style-name="Text_20_body" style:list-style-name="L20">
      <style:paragraph-properties fo:margin-top="0cm" fo:margin-bottom="0cm" style:contextual-spacing="false"/>
    </style:style>
    <style:style style:name="P22" style:family="paragraph" style:parent-style-name="Text_20_body" style:list-style-name="L21"/>
    <style:style style:name="P23" style:family="paragraph" style:parent-style-name="Text_20_body" style:list-style-name="L21">
      <style:paragraph-properties fo:margin-top="0cm" fo:margin-bottom="0cm" style:contextual-spacing="false"/>
    </style:style>
    <style:style style:name="P24" style:family="paragraph" style:parent-style-name="Text_20_body" style:list-style-name="L22"/>
    <style:style style:name="P25" style:family="paragraph" style:parent-style-name="Text_20_body" style:list-style-name="L22">
      <style:paragraph-properties fo:margin-top="0cm" fo:margin-bottom="0cm" style:contextual-spacing="false"/>
    </style:style>
    <style:style style:name="P26" style:family="paragraph" style:parent-style-name="Text_20_body" style:list-style-name="L23"/>
    <style:style style:name="P27" style:family="paragraph" style:parent-style-name="Text_20_body" style:list-style-name="L23">
      <style:paragraph-properties fo:margin-top="0cm" fo:margin-bottom="0cm" style:contextual-spacing="false"/>
    </style:style>
    <style:style style:name="P28" style:family="paragraph" style:parent-style-name="Text_20_body" style:list-style-name="L24"/>
    <style:style style:name="P29" style:family="paragraph" style:parent-style-name="Text_20_body" style:list-style-name="L24">
      <style:paragraph-properties fo:margin-top="0cm" fo:margin-bottom="0cm" style:contextual-spacing="false"/>
    </style:style>
    <style:style style:name="P30" style:family="paragraph" style:parent-style-name="Text_20_body" style:list-style-name="L25"/>
    <style:style style:name="P31" style:family="paragraph" style:parent-style-name="Text_20_body" style:list-style-name="L25">
      <style:paragraph-properties fo:margin-top="0cm" fo:margin-bottom="0cm" style:contextual-spacing="false"/>
    </style:style>
    <style:style style:name="P32" style:family="paragraph" style:parent-style-name="Text_20_body" style:list-style-name="L26"/>
    <style:style style:name="P33" style:family="paragraph" style:parent-style-name="Text_20_body" style:list-style-name="L26">
      <style:paragraph-properties fo:margin-top="0cm" fo:margin-bottom="0cm" style:contextual-spacing="false"/>
    </style:style>
    <style:style style:name="P34" style:family="paragraph" style:parent-style-name="Text_20_body" style:list-style-name="L27"/>
    <style:style style:name="P35" style:family="paragraph" style:parent-style-name="Text_20_body" style:list-style-name="L27">
      <style:paragraph-properties fo:margin-top="0cm" fo:margin-bottom="0cm" style:contextual-spacing="false"/>
    </style:style>
    <style:style style:name="P36" style:family="paragraph" style:parent-style-name="Text_20_body" style:list-style-name="L28"/>
    <style:style style:name="P37" style:family="paragraph" style:parent-style-name="Text_20_body" style:list-style-name="L28">
      <style:paragraph-properties fo:margin-top="0cm" fo:margin-bottom="0cm" style:contextual-spacing="false"/>
    </style:style>
    <style:style style:name="P38" style:family="paragraph" style:parent-style-name="Text_20_body" style:list-style-name="L29"/>
    <style:style style:name="P39" style:family="paragraph" style:parent-style-name="Text_20_body" style:list-style-name="L29">
      <style:paragraph-properties fo:margin-top="0cm" fo:margin-bottom="0cm" style:contextual-spacing="false"/>
    </style:style>
    <style:style style:name="P40" style:family="paragraph" style:parent-style-name="Text_20_body" style:list-style-name="L30"/>
    <style:style style:name="P41" style:family="paragraph" style:parent-style-name="Text_20_body" style:list-style-name="L30">
      <style:paragraph-properties fo:margin-top="0cm" fo:margin-bottom="0cm" style:contextual-spacing="false"/>
    </style:style>
    <style:style style:name="P42" style:family="paragraph" style:parent-style-name="Text_20_body" style:list-style-name="L31"/>
    <style:style style:name="P43" style:family="paragraph" style:parent-style-name="Text_20_body" style:list-style-name="L3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Obiettivo della progettazione:</text:span></text:h>
      <text:p text:style-name="Text_20_body">Lo scopo principale è prendere il diagramma concettuale UML e tradurlo in uno schema relazionale che possa essere implementato in un DBMS. Questo include scegliere i tipi di dati corretti, eliminare costrutti non supportati dal DBMS, e definire i vincoli necessari.</text:p>
      <text:p text:style-name="Text_20_body"><text:span text:style-name="Strong_20_Emphasis">Esempio:</text:span></text:p>
      <text:list text:style-name="L25">
        <text:list-item>
          <text:p text:style-name="P31">Immagina di avere una classe <text:span text:style-name="Strong_20_Emphasis">"Persona"</text:span> con gli attributi <text:span text:style-name="Strong_20_Emphasis">"Nome"</text:span> (stringa), <text:span text:style-name="Strong_20_Emphasis">"Data di Nascita"</text:span> (data), e <text:span text:style-name="Strong_20_Emphasis">"ID"</text:span> (intero, chiave primaria).</text:p>
        </text:list-item>
        <text:list-item>
          <text:p text:style-name="P30">Un’associazione tra la classe <text:span text:style-name="Strong_20_Emphasis">"Persona"</text:span> e <text:span text:style-name="Strong_20_Emphasis">"Studente"</text:span> potrebbe essere tradotta come una tabella <text:span text:style-name="Strong_20_Emphasis">Studente</text:span> che include un <text:span text:style-name="Strong_20_Emphasis">ID Persona</text:span> (chiave esterna).</text:p>
        </text:list-item>
      </text:list>
      <text:h text:style-name="Heading_20_3" text:outline-level="3">2. <text:span text:style-name="Strong_20_Emphasis">Ristrutturazione dello schema concettuale:</text:span></text:h>
      <text:p text:style-name="Text_20_body">Dopo aver ottenuto lo schema concettuale, si ristruttura per rimuovere complessità che non possono essere tradotte direttamente in SQL, come le generalizzazioni o le associazioni complesse.</text:p>
      <text:p text:style-name="Text_20_body"><text:span text:style-name="Strong_20_Emphasis">Esempio:</text:span></text:p>
      <text:list text:style-name="L26">
        <text:list-item>
          <text:p text:style-name="P33">Se nella progettazione UML originale esiste una <text:span text:style-name="Strong_20_Emphasis">generalizzazione</text:span> tra le classi <text:span text:style-name="Strong_20_Emphasis">"Studente"</text:span> e <text:span text:style-name="Strong_20_Emphasis">"Docente"</text:span> (entrambi sono sottoclassi di <text:span text:style-name="Strong_20_Emphasis">"Persona"</text:span>), in SQL dovrai decidere se:</text:p>
          <text:list>
            <text:list-item>
              <text:p text:style-name="P33"><text:span text:style-name="Strong_20_Emphasis">Fondere</text:span> le due classi in una sola tabella <text:span text:style-name="Strong_20_Emphasis">Persona</text:span>, con un attributo che indica il tipo di persona (Studente o Docente).</text:p>
            </text:list-item>
            <text:list-item>
              <text:p text:style-name="P32"><text:span text:style-name="Strong_20_Emphasis">Creare due tabelle separate</text:span> per <text:span text:style-name="Strong_20_Emphasis">Studente</text:span> e <text:span text:style-name="Strong_20_Emphasis">Docente</text:span>, ma mantenendo una chiave primaria condivisa da <text:span text:style-name="Strong_20_Emphasis">Persona</text:span>.</text:p>
            </text:list-item>
          </text:list>
        </text:list-item>
      </text:list>
      <text:p text:style-name="Text_20_body">In SQL potrebbe diventare:</text:p>
      <text:p text:style-name="Preformatted_20_Text">sql</text:p>
      <text:p text:style-name="Preformatted_20_Text">Copia codice</text:p>
      <text:p text:style-name="P1"><text:span text:style-name="Source_20_Text">CREATE TABLE Persona (</text:span></text:p>
      <text:p text:style-name="P2"><text:span text:style-name="Source_20_Text"><text:s text:c="4"/>id SERIAL PRIMARY KEY,</text:span></text:p>
      <text:p text:style-name="P2"><text:span text:style-name="Source_20_Text"><text:s text:c="4"/>nome VARCHAR(100),</text:span></text:p>
      <text:p text:style-name="P2"><text:span text:style-name="Source_20_Text"><text:s text:c="4"/>data_nascita DATE,</text:span></text:p>
      <text:p text:style-name="P2"><text:span text:style-name="Source_20_Text"><text:s text:c="4"/>tipo_persona VARCHAR(50)</text:span></text:p>
      <text:p text:style-name="P2"><text:span text:style-name="Source_20_Text">);</text:span></text:p>
      <text:p text:style-name="P2"/>
      <text:p text:style-name="P2"><text:span text:style-name="Source_20_Text">CREATE TABLE Studente (</text:span></text:p>
      <text:p text:style-name="P2"><text:span text:style-name="Source_20_Text"><text:s text:c="4"/>persona_id INT,</text:span></text:p>
      <text:p text:style-name="P2"><text:span text:style-name="Source_20_Text"><text:s text:c="4"/>matricola VARCHAR(20),</text:span></text:p>
      <text:p text:style-name="P2"><text:span text:style-name="Source_20_Text"><text:s text:c="4"/>FOREIGN KEY (persona_id) REFERENCES Persona(id)</text:span></text:p>
      <text:p text:style-name="P3"><text:span text:style-name="Source_20_Text">);</text:span></text:p>
      <text:h text:style-name="Heading_20_3" text:outline-level="3">3. <text:span text:style-name="Strong_20_Emphasis">Eliminazione degli attributi multivalore:</text:span></text:h>
      <text:p text:style-name="Text_20_body">Se un attributo può avere più valori, è necessario separarlo in una nuova tabella per evitare violazioni dei vincoli di cardinalità.</text:p>
      <text:p text:style-name="Text_20_body"><text:span text:style-name="Strong_20_Emphasis">Esempio:</text:span></text:p>
      <text:list text:style-name="L27">
        <text:list-item>
          <text:p text:style-name="P35">Se <text:span text:style-name="Strong_20_Emphasis">"Persona"</text:span> ha un attributo <text:span text:style-name="Strong_20_Emphasis">"Telefono"</text:span> che può contenere più numeri per ogni persona, si dovrà creare una tabella separata <text:span text:style-name="Strong_20_Emphasis">"Telefono"</text:span>.</text:p>
        </text:list-item>
        <text:list-item>
          <text:p text:style-name="P34">Quindi, la tabella <text:span text:style-name="Strong_20_Emphasis">Telefono</text:span> avrà una relazione <text:span text:style-name="Strong_20_Emphasis">1:N</text:span> con la tabella <text:span text:style-name="Strong_20_Emphasis">Persona</text:span>:</text:p>
        </text:list-item>
      </text:list>
      <text:p text:style-name="Preformatted_20_Text">sql</text:p>
      <text:p text:style-name="Preformatted_20_Text"><text:soft-page-break/>Copia codice</text:p>
      <text:p text:style-name="P1"><text:span text:style-name="Source_20_Text">CREATE TABLE Telefono (</text:span></text:p>
      <text:p text:style-name="P2"><text:span text:style-name="Source_20_Text"><text:s text:c="4"/>id SERIAL PRIMARY KEY,</text:span></text:p>
      <text:p text:style-name="P2"><text:span text:style-name="Source_20_Text"><text:s text:c="4"/>persona_id INT,</text:span></text:p>
      <text:p text:style-name="P2"><text:span text:style-name="Source_20_Text"><text:s text:c="4"/>numero_telefono VARCHAR(15),</text:span></text:p>
      <text:p text:style-name="P2"><text:span text:style-name="Source_20_Text"><text:s text:c="4"/>FOREIGN KEY (persona_id) REFERENCES Persona(id)</text:span></text:p>
      <text:p text:style-name="P3"><text:span text:style-name="Source_20_Text">);</text:span></text:p>
      <text:h text:style-name="Heading_20_3" text:outline-level="3">4. <text:span text:style-name="Strong_20_Emphasis">Scelta dei tipi di dato:</text:span></text:h>
      <text:p text:style-name="Text_20_body">Ogni attributo deve avere un tipo di dato che sia supportato dal DBMS. Per tipi concettuali come interi, stringhe, date, si usano i tipi SQL corrispondenti.</text:p>
      <text:p text:style-name="Text_20_body"><text:span text:style-name="Strong_20_Emphasis">Esempio:</text:span></text:p>
      <text:list text:style-name="L28">
        <text:list-item>
          <text:p text:style-name="P37">Il tipo concettuale <text:span text:style-name="Strong_20_Emphasis">"Intero"</text:span> corrisponde al tipo <text:span text:style-name="Strong_20_Emphasis">INTEGER</text:span> in SQL.</text:p>
        </text:list-item>
        <text:list-item>
          <text:p text:style-name="P37">Il tipo concettuale <text:span text:style-name="Strong_20_Emphasis">"Data"</text:span> corrisponde a <text:span text:style-name="Strong_20_Emphasis">DATE</text:span> in SQL.</text:p>
        </text:list-item>
        <text:list-item>
          <text:p text:style-name="P36">Per un <text:span text:style-name="Strong_20_Emphasis">"Tipo enumerativo"</text:span> (es. maschio/femmina), si potrebbe usare un tipo ENUM in SQL:</text:p>
        </text:list-item>
      </text:list>
      <text:p text:style-name="Preformatted_20_Text">sql</text:p>
      <text:p text:style-name="Preformatted_20_Text">Copia codice</text:p>
      <text:p text:style-name="P1"><text:span text:style-name="Source_20_Text">CREATE TYPE genere AS ENUM ('M', 'F');</text:span></text:p>
      <text:p text:style-name="P2"><text:span text:style-name="Source_20_Text">CREATE TABLE Persona (</text:span></text:p>
      <text:p text:style-name="P2"><text:span text:style-name="Source_20_Text"><text:s text:c="4"/>id SERIAL PRIMARY KEY,</text:span></text:p>
      <text:p text:style-name="P2"><text:span text:style-name="Source_20_Text"><text:s text:c="4"/>nome VARCHAR(100),</text:span></text:p>
      <text:p text:style-name="P2"><text:span text:style-name="Source_20_Text"><text:s text:c="4"/>sesso genere</text:span></text:p>
      <text:p text:style-name="P3"><text:span text:style-name="Source_20_Text">);</text:span></text:p>
      <text:h text:style-name="Heading_20_3" text:outline-level="3">5. <text:span text:style-name="Strong_20_Emphasis">Eliminazione delle generalizzazioni tra classi:</text:span></text:h>
      <text:p text:style-name="Text_20_body">Le generalizzazioni (is-a) tra classi devono essere trattate in modo che siano comprensibili dal DBMS, che non le supporta direttamente.</text:p>
      <text:p text:style-name="Text_20_body"><text:span text:style-name="Strong_20_Emphasis">Esempio:</text:span></text:p>
      <text:list text:style-name="L29">
        <text:list-item>
          <text:p text:style-name="P39">Se una relazione <text:span text:style-name="Strong_20_Emphasis">is-a</text:span> esiste tra <text:span text:style-name="Strong_20_Emphasis">"Studente"</text:span> e <text:span text:style-name="Strong_20_Emphasis">"Persona"</text:span>, potrebbe essere gestita creando una sola tabella <text:span text:style-name="Strong_20_Emphasis">Persona</text:span> con un campo per distinguere il tipo di persona (Studente o Docente).</text:p>
        </text:list-item>
        <text:list-item>
          <text:p text:style-name="P38">Alternativamente, si potrebbero creare due tabelle separate e collegarle tramite una chiave esterna.</text:p>
        </text:list-item>
      </text:list>
      <text:h text:style-name="Heading_20_3" text:outline-level="3">6. <text:span text:style-name="Strong_20_Emphasis">Definizione di identificatori e chiavi primarie:</text:span></text:h>
      <text:p text:style-name="Text_20_body">Ogni classe deve avere un identificatore univoco, che corrisponde alla <text:span text:style-name="Strong_20_Emphasis">chiave primaria</text:span> nella tabella SQL.</text:p>
      <text:p text:style-name="Text_20_body"><text:span text:style-name="Strong_20_Emphasis">Esempio:</text:span></text:p>
      <text:list text:style-name="L30">
        <text:list-item>
          <text:p text:style-name="P41">La classe <text:span text:style-name="Strong_20_Emphasis">Persona</text:span> avrà un identificatore <text:span text:style-name="Strong_20_Emphasis">"id"</text:span>, che sarà la chiave primaria.</text:p>
        </text:list-item>
        <text:list-item>
          <text:p text:style-name="P40">Per la tabella <text:span text:style-name="Strong_20_Emphasis">Studente</text:span>, l’attributo <text:span text:style-name="Strong_20_Emphasis">"persona_id"</text:span> sarà una chiave esterna che punta alla tabella <text:span text:style-name="Strong_20_Emphasis">Persona</text:span>:</text:p>
        </text:list-item>
      </text:list>
      <text:p text:style-name="Preformatted_20_Text">sql</text:p>
      <text:p text:style-name="Preformatted_20_Text">Copia codice</text:p>
      <text:p text:style-name="P1"><text:span text:style-name="Source_20_Text">CREATE TABLE Persona (</text:span></text:p>
      <text:p text:style-name="P2"><text:span text:style-name="Source_20_Text"><text:s text:c="4"/>id SERIAL PRIMARY KEY,</text:span></text:p>
      <text:p text:style-name="P2"><text:soft-page-break/><text:span text:style-name="Source_20_Text"><text:s text:c="4"/>nome VARCHAR(100),</text:span></text:p>
      <text:p text:style-name="P2"><text:span text:style-name="Source_20_Text"><text:s text:c="4"/>data_nascita DATE</text:span></text:p>
      <text:p text:style-name="P2"><text:span text:style-name="Source_20_Text">);</text:span></text:p>
      <text:p text:style-name="P2"/>
      <text:p text:style-name="P2"><text:span text:style-name="Source_20_Text">CREATE TABLE Studente (</text:span></text:p>
      <text:p text:style-name="P2"><text:span text:style-name="Source_20_Text"><text:s text:c="4"/>persona_id INT,</text:span></text:p>
      <text:p text:style-name="P2"><text:span text:style-name="Source_20_Text"><text:s text:c="4"/>matricola VARCHAR(20),</text:span></text:p>
      <text:p text:style-name="P2"><text:span text:style-name="Source_20_Text"><text:s text:c="4"/>FOREIGN KEY (persona_id) REFERENCES Persona(id)</text:span></text:p>
      <text:p text:style-name="P3"><text:span text:style-name="Source_20_Text">);</text:span></text:p>
      <text:h text:style-name="Heading_20_3" text:outline-level="3">7. <text:span text:style-name="Strong_20_Emphasis">Traduzione diretta in schema relazionale:</text:span></text:h>
      <text:p text:style-name="Text_20_body">Dopo aver ristrutturato il diagramma UML, ogni classe viene tradotta in una tabella relazionale. Le associazioni diventano tabelle separate con chiavi esterne.</text:p>
      <text:p text:style-name="Text_20_body"><text:span text:style-name="Strong_20_Emphasis">Esempio:</text:span></text:p>
      <text:list text:style-name="L31">
        <text:list-item>
          <text:p text:style-name="P42">Ogni <text:span text:style-name="Strong_20_Emphasis">Classe</text:span> diventa una <text:span text:style-name="Strong_20_Emphasis">Tabella</text:span>. Le <text:span text:style-name="Strong_20_Emphasis">Associazioni</text:span> si traducono in tabelle separate o in colonne di altre tabelle, usando <text:span text:style-name="Strong_20_Emphasis">foreign keys</text:span> per mantenere le relazioni tra le entità.</text:p>
        </text:list-item>
      </text:list>
      <text:p text:style-name="Preformatted_20_Text">sql</text:p>
      <text:p text:style-name="Preformatted_20_Text">Copia codice</text:p>
      <text:p text:style-name="P1"><text:span text:style-name="Source_20_Text">CREATE TABLE Persona (</text:span></text:p>
      <text:p text:style-name="P2"><text:span text:style-name="Source_20_Text"><text:s text:c="4"/>id SERIAL PRIMARY KEY,</text:span></text:p>
      <text:p text:style-name="P2"><text:span text:style-name="Source_20_Text"><text:s text:c="4"/>nome VARCHAR(100),</text:span></text:p>
      <text:p text:style-name="P2"><text:span text:style-name="Source_20_Text"><text:s text:c="4"/>data_nascita DATE</text:span></text:p>
      <text:p text:style-name="P2"><text:span text:style-name="Source_20_Text">);</text:span></text:p>
      <text:p text:style-name="P2"/>
      <text:p text:style-name="P2"><text:span text:style-name="Source_20_Text">CREATE TABLE Studente (</text:span></text:p>
      <text:p text:style-name="P2"><text:span text:style-name="Source_20_Text"><text:s text:c="4"/>persona_id INT,</text:span></text:p>
      <text:p text:style-name="P2"><text:span text:style-name="Source_20_Text"><text:s text:c="4"/>matricola VARCHAR(20),</text:span></text:p>
      <text:p text:style-name="P2"><text:span text:style-name="Source_20_Text"><text:s text:c="4"/>FOREIGN KEY (persona_id) REFERENCES Persona(id)</text:span></text:p>
      <text:p text:style-name="P2"><text:span text:style-name="Source_20_Text">);</text:span></text:p>
      <text:p text:style-name="P2"/>
      <text:p text:style-name="P2"><text:span text:style-name="Source_20_Text">CREATE TABLE Docente (</text:span></text:p>
      <text:p text:style-name="P2"><text:span text:style-name="Source_20_Text"><text:s text:c="4"/>persona_id INT,</text:span></text:p>
      <text:p text:style-name="P2"><text:span text:style-name="Source_20_Text"><text:s text:c="4"/>materia_insegnata VARCHAR(50),</text:span></text:p>
      <text:p text:style-name="P2"><text:span text:style-name="Source_20_Text"><text:s text:c="4"/>FOREIGN KEY (persona_id) REFERENCES Persona(id)</text:span></text:p>
      <text:p text:style-name="P3"><text:span text:style-name="Source_20_Text">);</text:span></text:p>
      <text:h text:style-name="Heading_20_3" text:outline-level="3">8. <text:span text:style-name="Strong_20_Emphasis">Vincoli esterni (foreign keys):</text:span></text:h>
      <text:p text:style-name="Text_20_body">I vincoli esterni vengono utilizzati per garantire l’integrità referenziale tra le tabelle.</text:p>
      <text:p text:style-name="Text_20_body"><text:span text:style-name="Strong_20_Emphasis">Esempio:</text:span></text:p>
      <text:list text:style-name="L32">
        <text:list-item>
          <text:p text:style-name="P43">In una relazione tra <text:span text:style-name="Strong_20_Emphasis">Studente</text:span> e <text:span text:style-name="Strong_20_Emphasis">Persona</text:span>, <text:span text:style-name="Strong_20_Emphasis">Studente</text:span> ha un vincolo di chiave esterna che fa riferimento a <text:span text:style-name="Strong_20_Emphasis">Persona</text:span>:</text:p>
        </text:list-item>
      </text:list>
      <text:p text:style-name="Preformatted_20_Text">sql</text:p>
      <text:p text:style-name="Preformatted_20_Text">Copia codice</text:p>
      <text:p text:style-name="P1"><text:span text:style-name="Source_20_Text">CREATE TABLE Studente (</text:span></text:p>
      <text:p text:style-name="P2"><text:span text:style-name="Source_20_Text"><text:s text:c="4"/>persona_id INT,</text:span></text:p>
      <text:p text:style-name="P2"><text:span text:style-name="Source_20_Text"><text:s text:c="4"/>matricola VARCHAR(20),</text:span></text:p>
      <text:p text:style-name="P2"><text:span text:style-name="Source_20_Text"><text:s text:c="4"/>FOREIGN KEY (persona_id) REFERENCES Persona(id)</text:span></text:p>
      <text:p text:style-name="P3"><text:span text:style-name="Source_20_Text">);</text:span></text:p>
      <text:h text:style-name="Heading_20_3" text:outline-level="3"><text:soft-page-break/>9. <text:span text:style-name="Strong_20_Emphasis">Implementazione dei vincoli esterni tramite trigger:</text:span></text:h>
      <text:p text:style-name="Text_20_body">I trigger vengono utilizzati per far rispettare vincoli complessi che non possono essere facilmente implementati tramite sole <text:span text:style-name="Strong_20_Emphasis">foreign keys</text:span>.</text:p>
      <text:p text:style-name="Text_20_body"><text:span text:style-name="Strong_20_Emphasis">Esempio:</text:span> Supponiamo che tu voglia assicurarti che un <text:span text:style-name="Strong_20_Emphasis">Studente</text:span> possa essere associato solo a una <text:span text:style-name="Strong_20_Emphasis">Persona</text:span> che esiste nella tabella <text:span text:style-name="Strong_20_Emphasis">Persona</text:span>:</text:p>
      <text:p text:style-name="Preformatted_20_Text">sql</text:p>
      <text:p text:style-name="Preformatted_20_Text">Copia codice</text:p>
      <text:p text:style-name="P1"><text:span text:style-name="Source_20_Text">CREATE OR REPLACE FUNCTION verifica_persona() RETURNS trigger AS $$</text:span></text:p>
      <text:p text:style-name="P2"><text:span text:style-name="Source_20_Text">BEGIN</text:span></text:p>
      <text:p text:style-name="P2"><text:span text:style-name="Source_20_Text"><text:s text:c="4"/>IF NOT EXISTS (SELECT 1 FROM Persona WHERE id = NEW.persona_id) THEN</text:span></text:p>
      <text:p text:style-name="P2"><text:span text:style-name="Source_20_Text"><text:s text:c="8"/>RAISE EXCEPTION 'Persona non trovata!';</text:span></text:p>
      <text:p text:style-name="P2"><text:span text:style-name="Source_20_Text"><text:s text:c="4"/>END IF;</text:span></text:p>
      <text:p text:style-name="P2"><text:span text:style-name="Source_20_Text"><text:s text:c="4"/>RETURN NEW;</text:span></text:p>
      <text:p text:style-name="P2"><text:span text:style-name="Source_20_Text">END;</text:span></text:p>
      <text:p text:style-name="P2"><text:span text:style-name="Source_20_Text">$$ LANGUAGE plpgsql;</text:span></text:p>
      <text:p text:style-name="P2"/>
      <text:p text:style-name="P2"><text:span text:style-name="Source_20_Text">CREATE TRIGGER check_persona</text:span></text:p>
      <text:p text:style-name="P2"><text:span text:style-name="Source_20_Text">BEFORE INSERT ON Studente</text:span></text:p>
      <text:p text:style-name="P2"><text:span text:style-name="Source_20_Text">FOR EACH ROW</text:span></text:p>
      <text:p text:style-name="P3"><text:span text:style-name="Source_20_Text">EXECUTE FUNCTION verifica_persona();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4:52:31.804434520</meta:creation-date>
    <dc:date>2024-11-25T05:17:57.245340582</dc:date>
    <meta:editing-duration>PT25M23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4" meta:paragraph-count="123" meta:word-count="804" meta:character-count="5484" meta:non-whitespace-character-count="4671"/>
  </office:meta>
</office:document-meta>
</file>